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41e96" officeooo:paragraph-rsid="00041e96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1pt" officeooo:rsid="00041e96" officeooo:paragraph-rsid="00041e96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officeooo:rsid="00041e96" officeooo:paragraph-rsid="00713f33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officeooo:rsid="00041e96" officeooo:paragraph-rsid="007e3aa0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fo:font-weight="bold" officeooo:rsid="0007b825" officeooo:paragraph-rsid="0007b825" style:font-size-asian="9.60000038146973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1pt" fo:font-weight="bold" officeooo:rsid="001ecdf8" officeooo:paragraph-rsid="001ecdf8" style:font-size-asian="9.60000038146973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1pt" fo:font-weight="bold" officeooo:rsid="00287f0b" officeooo:paragraph-rsid="00287f0b" style:font-size-asian="9.60000038146973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1pt" fo:font-weight="bold" officeooo:rsid="00287f0b" officeooo:paragraph-rsid="004dc53f" style:font-size-asian="9.60000038146973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officeooo:rsid="00297c37" officeooo:paragraph-rsid="004be104" style:font-size-asian="9.60000038146973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bold" officeooo:rsid="00297c37" officeooo:paragraph-rsid="006129dc" style:font-size-asian="9.60000038146973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1pt" fo:font-weight="bold" officeooo:rsid="00118886" officeooo:paragraph-rsid="00872d97" style:font-size-asian="9.60000038146973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1pt" fo:font-weight="bold" officeooo:rsid="00118886" officeooo:paragraph-rsid="009adc98" style:font-size-asian="9.60000038146973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1pt" fo:font-weight="bold" officeooo:rsid="000a86c4" officeooo:paragraph-rsid="0084868d" style:font-size-asian="9.60000038146973pt" style:font-weight-asian="bold" style:font-size-complex="11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1pt" fo:font-weight="bold" officeooo:rsid="00149890" officeooo:paragraph-rsid="00884a0d" style:font-size-asian="9.60000038146973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1pt" fo:font-weight="bold" officeooo:rsid="0017471a" officeooo:paragraph-rsid="008aa6e8" style:font-size-asian="9.60000038146973pt" style:font-weight-asian="bold" style:font-size-complex="11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1pt" fo:font-weight="bold" officeooo:rsid="009cc944" officeooo:paragraph-rsid="009cc944" style:font-size-asian="9.60000038146973pt" style:font-weight-asian="bold" style:font-size-complex="11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1pt" fo:font-weight="bold" officeooo:rsid="00a6dd56" officeooo:paragraph-rsid="00a6dd56" style:font-size-asian="9.60000038146973pt" style:font-weight-asian="bold" style:font-size-complex="11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1pt" fo:font-weight="bold" officeooo:rsid="00af9368" officeooo:paragraph-rsid="00af9368" style:font-size-asian="9.60000038146973pt" style:font-weight-asian="bold" style:font-size-complex="11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1pt" fo:font-weight="bold" officeooo:rsid="00b2ab70" officeooo:paragraph-rsid="00b2ab70" style:font-size-asian="9.60000038146973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1pt" fo:font-weight="bold" officeooo:rsid="00bb1fd6" officeooo:paragraph-rsid="00bb1fd6" style:font-size-asian="9.60000038146973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1pt" fo:font-weight="bold" officeooo:rsid="00bf3646" officeooo:paragraph-rsid="00bf3646" style:font-size-asian="9.60000038146973pt" style:font-weight-asian="bold" style:font-size-complex="11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1pt" fo:font-weight="bold" officeooo:rsid="00c52133" officeooo:paragraph-rsid="00c52133" style:font-size-asian="9.60000038146973pt" style:font-weight-asian="bold" style:font-size-complex="11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1pt" fo:font-weight="bold" officeooo:rsid="00cfd99d" officeooo:paragraph-rsid="00cfd99d" style:font-size-asian="9.60000038146973pt" style:font-weight-asian="bold" style:font-size-complex="11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1pt" fo:font-weight="bold" officeooo:rsid="00d3879f" officeooo:paragraph-rsid="00d3879f" style:font-size-asian="9.60000038146973pt" style:font-weight-asian="bold" style:font-size-complex="11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1pt" fo:font-weight="normal" officeooo:rsid="0007b825" officeooo:paragraph-rsid="0017471a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1pt" fo:font-weight="normal" officeooo:rsid="009e40bf" officeooo:paragraph-rsid="009cc944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1pt" fo:font-weight="normal" officeooo:rsid="005d87bc" officeooo:paragraph-rsid="006129dc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1pt" fo:font-weight="normal" officeooo:rsid="006a4162" officeooo:paragraph-rsid="00666907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1pt" fo:font-weight="normal" officeooo:rsid="00bc60e8" officeooo:paragraph-rsid="00bb1fd6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1pt" fo:font-weight="normal" officeooo:rsid="00c5c875" officeooo:paragraph-rsid="00c52133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1pt" fo:font-weight="normal" officeooo:rsid="0105e2d8" officeooo:paragraph-rsid="0105e2d8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1pt" fo:font-weight="bold" officeooo:rsid="00d444c5" officeooo:paragraph-rsid="0100a98a" style:font-size-asian="9.60000038146973pt" style:font-weight-asian="bold" style:font-size-complex="11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1pt" fo:font-weight="bold" officeooo:rsid="00e33b20" officeooo:paragraph-rsid="01023377" style:font-size-asian="9.60000038146973pt" style:font-weight-asian="bold" style:font-size-complex="11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1pt" fo:font-weight="bold" officeooo:rsid="00bf3646" officeooo:paragraph-rsid="0108004e" style:font-size-asian="9.60000038146973pt" style:font-weight-asian="bold" style:font-size-complex="11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1pt" fo:font-weight="bold" officeooo:rsid="010d82df" officeooo:paragraph-rsid="010d9416" style:font-size-asian="9.60000038146973pt" style:font-weight-asian="bold" style:font-size-complex="11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1pt" fo:font-weight="bold" officeooo:rsid="0119ceef" officeooo:paragraph-rsid="0119ceef" style:font-size-asian="9.60000038146973pt" style:font-weight-asian="bold" style:font-size-complex="11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1pt" fo:font-weight="bold" officeooo:rsid="011df189" officeooo:paragraph-rsid="011df189" style:font-size-asian="9.60000038146973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a86c4" style:font-style-asian="italic" style:font-style-complex="italic"/>
    </style:style>
    <style:style style:name="T4" style:family="text">
      <style:text-properties fo:font-style="italic" officeooo:rsid="00700834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5e4d6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05e4d6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041e96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a86c4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700834" style:font-style-asian="italic" style:font-weight-asian="normal" style:font-style-complex="italic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b7324" style:font-weight-asian="normal" style:font-weight-complex="normal"/>
    </style:style>
    <style:style style:name="T14" style:family="text">
      <style:text-properties fo:font-weight="normal" officeooo:rsid="0007b825" style:font-weight-asian="normal" style:font-weight-complex="normal"/>
    </style:style>
    <style:style style:name="T15" style:family="text">
      <style:text-properties fo:font-weight="normal" officeooo:rsid="00162474" style:font-weight-asian="normal" style:font-weight-complex="normal"/>
    </style:style>
    <style:style style:name="T16" style:family="text">
      <style:text-properties fo:font-weight="normal" officeooo:rsid="0020c898" style:font-weight-asian="normal" style:font-weight-complex="normal"/>
    </style:style>
    <style:style style:name="T17" style:family="text">
      <style:text-properties fo:font-weight="normal" officeooo:rsid="00312977" style:font-weight-asian="normal" style:font-weight-complex="normal"/>
    </style:style>
    <style:style style:name="T18" style:family="text">
      <style:text-properties fo:font-weight="normal" officeooo:rsid="0032b37c" style:font-weight-asian="normal" style:font-weight-complex="normal"/>
    </style:style>
    <style:style style:name="T19" style:family="text">
      <style:text-properties fo:font-weight="normal" officeooo:rsid="004a9661" style:font-weight-asian="normal" style:font-weight-complex="normal"/>
    </style:style>
    <style:style style:name="T20" style:family="text">
      <style:text-properties fo:font-weight="normal" officeooo:rsid="0052e985" style:font-weight-asian="normal" style:font-weight-complex="normal"/>
    </style:style>
    <style:style style:name="T21" style:family="text">
      <style:text-properties fo:font-weight="normal" officeooo:rsid="005d87bc" style:font-weight-asian="normal" style:font-weight-complex="normal"/>
    </style:style>
    <style:style style:name="T22" style:family="text">
      <style:text-properties fo:font-weight="normal" officeooo:rsid="006129dc" style:font-weight-asian="normal" style:font-weight-complex="normal"/>
    </style:style>
    <style:style style:name="T23" style:family="text">
      <style:text-properties fo:font-weight="normal" officeooo:rsid="0068da91" style:font-weight-asian="normal" style:font-weight-complex="normal"/>
    </style:style>
    <style:style style:name="T24" style:family="text">
      <style:text-properties fo:font-weight="normal" officeooo:rsid="006a4162" style:font-weight-asian="normal" style:font-weight-complex="normal"/>
    </style:style>
    <style:style style:name="T25" style:family="text">
      <style:text-properties fo:font-weight="normal" officeooo:rsid="00751294" style:font-weight-asian="normal" style:font-weight-complex="normal"/>
    </style:style>
    <style:style style:name="T26" style:family="text">
      <style:text-properties fo:font-weight="normal" officeooo:rsid="009e40bf" style:font-weight-asian="normal" style:font-weight-complex="normal"/>
    </style:style>
    <style:style style:name="T27" style:family="text">
      <style:text-properties fo:font-weight="normal" officeooo:rsid="00a00f84" style:font-weight-asian="normal" style:font-weight-complex="normal"/>
    </style:style>
    <style:style style:name="T28" style:family="text">
      <style:text-properties fo:font-weight="normal" officeooo:rsid="00b1a5dc" style:font-weight-asian="normal" style:font-weight-complex="normal"/>
    </style:style>
    <style:style style:name="T29" style:family="text">
      <style:text-properties fo:font-weight="normal" officeooo:rsid="00b4155c" style:font-weight-asian="normal" style:font-weight-complex="normal"/>
    </style:style>
    <style:style style:name="T30" style:family="text">
      <style:text-properties fo:font-weight="normal" officeooo:rsid="00bc60e8" style:font-weight-asian="normal" style:font-weight-complex="normal"/>
    </style:style>
    <style:style style:name="T31" style:family="text">
      <style:text-properties fo:font-weight="normal" officeooo:rsid="00bf4184" style:font-weight-asian="normal" style:font-weight-complex="normal"/>
    </style:style>
    <style:style style:name="T32" style:family="text">
      <style:text-properties fo:font-weight="normal" officeooo:rsid="00c04ca4" style:font-weight-asian="normal" style:font-weight-complex="normal"/>
    </style:style>
    <style:style style:name="T33" style:family="text">
      <style:text-properties fo:font-weight="normal" officeooo:rsid="00c5c875" style:font-weight-asian="normal" style:font-weight-complex="normal"/>
    </style:style>
    <style:style style:name="T34" style:family="text">
      <style:text-properties fo:font-weight="normal" officeooo:rsid="00d715a7" style:font-weight-asian="normal" style:font-weight-complex="normal"/>
    </style:style>
    <style:style style:name="T35" style:family="text">
      <style:text-properties fo:font-weight="normal" officeooo:rsid="00d8c3f6" style:font-weight-asian="normal" style:font-weight-complex="normal"/>
    </style:style>
    <style:style style:name="T36" style:family="text">
      <style:text-properties fo:font-weight="normal" officeooo:rsid="00dd7748" style:font-weight-asian="normal" style:font-weight-complex="normal"/>
    </style:style>
    <style:style style:name="T37" style:family="text">
      <style:text-properties fo:font-weight="normal" officeooo:rsid="00e4b157" style:font-weight-asian="normal" style:font-weight-complex="normal"/>
    </style:style>
    <style:style style:name="T38" style:family="text">
      <style:text-properties fo:font-weight="normal" officeooo:rsid="00e4d364" style:font-weight-asian="normal" style:font-weight-complex="normal"/>
    </style:style>
    <style:style style:name="T39" style:family="text">
      <style:text-properties fo:font-weight="normal" officeooo:rsid="00e5871a" style:font-weight-asian="normal" style:font-weight-complex="normal"/>
    </style:style>
    <style:style style:name="T40" style:family="text">
      <style:text-properties fo:font-weight="normal" officeooo:rsid="00edfa04" style:font-weight-asian="normal" style:font-weight-complex="normal"/>
    </style:style>
    <style:style style:name="T41" style:family="text">
      <style:text-properties fo:font-weight="normal" officeooo:rsid="0105e2d8" style:font-weight-asian="normal" style:font-weight-complex="normal"/>
    </style:style>
    <style:style style:name="T42" style:family="text">
      <style:text-properties fo:font-weight="normal" officeooo:rsid="01065c3d" style:font-weight-asian="normal" style:font-weight-complex="normal"/>
    </style:style>
    <style:style style:name="T43" style:family="text">
      <style:text-properties fo:font-weight="normal" officeooo:rsid="010d9416" style:font-weight-asian="normal" style:font-weight-complex="normal"/>
    </style:style>
    <style:style style:name="T44" style:family="text">
      <style:text-properties fo:font-weight="normal" officeooo:rsid="011a837b" style:font-weight-asian="normal" style:font-weight-complex="normal"/>
    </style:style>
    <style:style style:name="T45" style:family="text">
      <style:text-properties fo:font-weight="normal" officeooo:rsid="011e4e3b" style:font-weight-asian="normal" style:font-weight-complex="normal"/>
    </style:style>
    <style:style style:name="T46" style:family="text">
      <style:text-properties fo:font-weight="normal" officeooo:rsid="01219324" style:font-weight-asian="normal" style:font-weight-complex="normal"/>
    </style:style>
    <style:style style:name="T47" style:family="text">
      <style:text-properties officeooo:rsid="0007b825"/>
    </style:style>
    <style:style style:name="T48" style:family="text">
      <style:text-properties officeooo:rsid="0020c898"/>
    </style:style>
    <style:style style:name="T49" style:family="text">
      <style:text-properties officeooo:rsid="0032b37c"/>
    </style:style>
    <style:style style:name="T50" style:family="text">
      <style:text-properties officeooo:rsid="0036cfab"/>
    </style:style>
    <style:style style:name="T51" style:family="text">
      <style:text-properties officeooo:rsid="003823c3"/>
    </style:style>
    <style:style style:name="T52" style:family="text">
      <style:text-properties officeooo:rsid="00392edb"/>
    </style:style>
    <style:style style:name="T53" style:family="text">
      <style:text-properties officeooo:rsid="005d87bc"/>
    </style:style>
    <style:style style:name="T54" style:family="text">
      <style:text-properties officeooo:rsid="00666907"/>
    </style:style>
    <style:style style:name="T55" style:family="text">
      <style:text-properties officeooo:rsid="0068da91"/>
    </style:style>
    <style:style style:name="T56" style:family="text">
      <style:text-properties officeooo:rsid="006a4162"/>
    </style:style>
    <style:style style:name="T57" style:family="text">
      <style:text-properties officeooo:rsid="009e40bf"/>
    </style:style>
    <style:style style:name="T58" style:family="text">
      <style:text-properties officeooo:rsid="00ab6607"/>
    </style:style>
    <style:style style:name="T59" style:family="text">
      <style:text-properties officeooo:rsid="00adb02d"/>
    </style:style>
    <style:style style:name="T60" style:family="text">
      <style:text-properties officeooo:rsid="00bc60e8"/>
    </style:style>
    <style:style style:name="T61" style:family="text">
      <style:text-properties officeooo:rsid="00c240d9"/>
    </style:style>
    <style:style style:name="T62" style:family="text">
      <style:text-properties officeooo:rsid="00c5c875"/>
    </style:style>
    <style:style style:name="T63" style:family="text">
      <style:text-properties officeooo:rsid="00c76c2a"/>
    </style:style>
    <style:style style:name="T64" style:family="text">
      <style:text-properties officeooo:rsid="00f99882"/>
    </style:style>
    <style:style style:name="T65" style:family="text">
      <style:text-properties officeooo:rsid="0105e2d8"/>
    </style:style>
    <style:style style:name="T66" style:family="text">
      <style:text-properties officeooo:rsid="01065c3d"/>
    </style:style>
    <style:style style:name="T67" style:family="text">
      <style:text-properties officeooo:rsid="010800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Docker </text:p>
      <text:p text:style-name="P1"/>
      <text:p text:style-name="P1"/>
      <text:p text:style-name="P2"/>
      <text:p text:style-name="P2"><text:span text:style-name="T1">Rodar um Container:</text:span> <text:span text:style-name="T2">docker run &lt;</text:span><text:span text:style-name="T4">nome_i</text:span><text:span text:style-name="T3">magem&gt;</text:span></text:p>
      <text:p text:style-name="P3"><text:span text:style-name="T1">Rodar um Container em modo Background:</text:span> <text:span text:style-name="T2">docker run -d &lt;</text:span><text:span text:style-name="T4">nome_i</text:span><text:span text:style-name="T3">magem&gt;</text:span></text:p>
      <text:p text:style-name="P4"><text:span text:style-name="T5">Rodar um Container </text:span><text:span text:style-name="T6">e acessar o mesmo</text:span><text:span text:style-name="T5">: </text:span><text:span text:style-name="T7">docker run -</text:span><text:span text:style-name="T8">it</text:span><text:span text:style-name="T7"> &lt;</text:span><text:span text:style-name="T11">nome_i</text:span><text:span text:style-name="T10">magem&gt;</text:span></text:p>
      <text:p text:style-name="P5">Parar um Container: <text:span text:style-name="T12">docker stop &lt;</text:span><text:span text:style-name="T25">c</text:span><text:span text:style-name="T12">ontainer&gt;</text:span></text:p>
      <text:p text:style-name="P13">Expor Portas para o Container: <text:span text:style-name="T12">docker run -</text:span><text:span text:style-name="T13">d </text:span><text:span text:style-name="T12">-p 80:80 </text:span><text:span text:style-name="T9">&lt;</text:span><text:span text:style-name="T11">nome_i</text:span><text:span text:style-name="T7">magem&gt;</text:span></text:p>
      <text:p text:style-name="P11">Reiniciar Container Parado: <text:span text:style-name="T12">docker start </text:span><text:span text:style-name="T14">&lt;</text:span><text:span text:style-name="T25">c</text:span><text:span text:style-name="T14">ontainer&gt;</text:span></text:p>
      <text:p text:style-name="P14"><text:span text:style-name="T47">V</text:span>erificar Log do Container: <text:span text:style-name="T12">docker logs -</text:span><text:span text:style-name="T15">f</text:span><text:span text:style-name="T12"> </text:span><text:span text:style-name="T14">&lt;</text:span><text:span text:style-name="T25">c</text:span><text:span text:style-name="T14">ontainer&gt;</text:span></text:p>
      <text:p text:style-name="P15"><text:span text:style-name="T47">E</text:span>xcluir Container: <text:span text:style-name="T12">docker rm </text:span><text:span text:style-name="T14">&lt;</text:span><text:span text:style-name="T25">c</text:span><text:span text:style-name="T14">ontainer&gt;</text:span></text:p>
      <text:p text:style-name="P12"><text:span text:style-name="T53">Reiniciar </text:span><text:span text:style-name="T54">um Container </text:span><text:span text:style-name="T55">em modo Interativo:</text:span><text:span text:style-name="T23"> </text:span><text:span text:style-name="T24">docker start -it &lt;container&gt;</text:span></text:p>
      <text:p text:style-name="P25"/>
      <text:p text:style-name="P6"><text:span text:style-name="T47">L</text:span>istar Imagens: <text:span text:style-name="T16">docker image ls </text:span><text:span text:style-name="T27">| docker images</text:span></text:p>
      <text:p text:style-name="P7"><text:span text:style-name="T48">N</text:span>omear Imagem <text:span text:style-name="T51">(</text:span><text:span text:style-name="T50">já criada</text:span><text:span text:style-name="T51">)</text:span>: <text:span text:style-name="T12">docker tag &lt;</text:span><text:span text:style-name="T19">id_imagem&gt;</text:span><text:span text:style-name="T14"> &lt;</text:span><text:span text:style-name="T19">nome_imagem&gt;</text:span></text:p>
      <text:p text:style-name="P9">Adicionar uma TAG na Imagem <text:span text:style-name="T51">(</text:span><text:span text:style-name="T50">já criada</text:span><text:span text:style-name="T51">)</text:span>: <text:span text:style-name="T17">docker tag &lt;</text:span><text:span text:style-name="T19">id_imagem&gt;</text:span><text:span text:style-name="T14"> &lt;</text:span><text:span text:style-name="T19">nome_imagem</text:span><text:span text:style-name="T18">:</text:span><text:span text:style-name="T20">nome</text:span><text:span text:style-name="T18">_tag&gt;</text:span></text:p>
      <text:p text:style-name="P8"><text:span text:style-name="T48">N</text:span><text:span text:style-name="T49">omear Imagem </text:span><text:span text:style-name="T51">(</text:span><text:span text:style-name="T52">no build</text:span><text:span text:style-name="T51">)</text:span><text:span text:style-name="T49">:</text:span><text:span text:style-name="T18"> </text:span><text:span text:style-name="T21">docker build -t nome_imagem .</text:span></text:p>
      <text:p text:style-name="P10"><text:span text:style-name="T49">Adicionar uma TAG na Imagem </text:span><text:span text:style-name="T51">(</text:span><text:span text:style-name="T52">no build</text:span><text:span text:style-name="T51">)</text:span><text:span text:style-name="T49">:</text:span><text:span text:style-name="T18"> </text:span><text:span text:style-name="T21">docker build -t &lt;nome_imagem:</text:span><text:span text:style-name="T22">nome_tag&gt;</text:span><text:span text:style-name="T21"> .</text:span></text:p>
      <text:p text:style-name="P16"><text:span text:style-name="T53">R</text:span>emover Imagem: <text:span text:style-name="T26">docker rmi &lt;imagem&gt;</text:span></text:p>
      <text:p text:style-name="P26"/>
      <text:p text:style-name="P17"><text:span text:style-name="T57">R</text:span>emover tudo (Imagens, Containers, Networks, <text:span text:style-name="T58">Cache</text:span>) que não est<text:span text:style-name="T59">a </text:span>sendo utilizados: <text:span text:style-name="T12">docker system prune</text:span></text:p>
      <text:p text:style-name="P27"/>
      <text:p text:style-name="P18"><text:span text:style-name="T53">R</text:span>emover automaticamente Container após utilizar:<text:span text:style-name="T12"> </text:span><text:span text:style-name="T28">docker run --rm</text:span></text:p>
      <text:p text:style-name="P28"/>
      <text:p text:style-name="P19"><text:span text:style-name="T56">C</text:span>opiar arquivos: <text:span text:style-name="T12">docker </text:span><text:span text:style-name="T29">cp &lt;container&gt;:/path ./path_local</text:span></text:p>
      <text:p text:style-name="P28"/>
      <text:p text:style-name="P20"><text:span text:style-name="T56">V</text:span>erificar Performance do container:<text:span text:style-name="T12"> </text:span><text:span text:style-name="T30">docker top &lt;container&gt;</text:span></text:p>
      <text:p text:style-name="P29"/>
      <text:p text:style-name="P21"><text:span text:style-name="T60">V</text:span>erificar <text:span text:style-name="T61">configuração</text:span> de um container: <text:span text:style-name="T31">docker inspect &lt;</text:span><text:span text:style-name="T32">container</text:span><text:span text:style-name="T31">&gt;</text:span></text:p>
      <text:p text:style-name="P28"/>
      <text:p text:style-name="P22"><text:span text:style-name="T56">V</text:span>erificar Processamento <text:span text:style-name="T63">de todos </text:span>os containers:<text:span text:style-name="T12"> </text:span><text:span text:style-name="T33">docker stats</text:span></text:p>
      <text:p text:style-name="P30"/>
      <text:p text:style-name="P30"/>
      <text:p text:style-name="P23"><text:span text:style-name="T65">Listar</text:span> Volumes: <text:span text:style-name="T12">docker volume ls</text:span></text:p>
      <text:p text:style-name="P24">Criar <text:span text:style-name="T64">container com </text:span>volume anônimo: <text:span text:style-name="T12">docker run -v /data</text:span></text:p>
      <text:p text:style-name="P32"><text:span text:style-name="T62">C</text:span>riar <text:span text:style-name="T64">container com </text:span>volume nomeado:<text:span text:style-name="T12"> </text:span><text:span text:style-name="T34">docker run -v &lt;nome_</text:span><text:span text:style-name="T35">volume&gt;</text:span><text:span text:style-name="T34">:&lt;</text:span><text:span text:style-name="T36">WORKDIR</text:span><text:span text:style-name="T34">&gt;/&lt;</text:span><text:span text:style-name="T40">pasta</text:span><text:span text:style-name="T34">&gt;</text:span></text:p>
      <text:p text:style-name="P33"><text:span text:style-name="T62">C</text:span>riar <text:span text:style-name="T64">container com </text:span>volume bind mount: <text:span text:style-name="T37">docker </text:span><text:span text:style-name="T38">run -</text:span><text:span text:style-name="T39">v &lt;path_volume_host&gt;:</text:span><text:span text:style-name="T34">&lt;</text:span><text:span text:style-name="T36">WORKDIR</text:span><text:span text:style-name="T34">&gt;</text:span></text:p>
      <text:p text:style-name="P30"/>
      <text:p text:style-name="P31"><text:span text:style-name="T1">Criar Volumes:</text:span> <text:span text:style-name="T66">docker volume create &lt;nome_volume&gt;</text:span></text:p>
      <text:p text:style-name="P34"><text:span text:style-name="T60">V</text:span>erificar <text:span text:style-name="T61">configuração</text:span> de um <text:span text:style-name="T67">volume</text:span>: <text:span text:style-name="T41">docker volume inspect </text:span><text:span text:style-name="T42">&lt;nome_volume&gt;</text:span></text:p>
      <text:p text:style-name="P35"><text:span text:style-name="T66">E</text:span>xcluir um volume especifico:<text:span text:style-name="T12"> </text:span><text:span text:style-name="T43">docker volume rm </text:span><text:span text:style-name="T42">&lt;nome_volume&gt;</text:span></text:p>
      <text:p text:style-name="P36"><text:span text:style-name="T66">R</text:span>emover todos os Volumes sem uso:<text:span text:style-name="T12"> docker volume </text:span><text:span text:style-name="T44">prune</text:span></text:p>
      <text:p text:style-name="P37"><text:span text:style-name="T66">C</text:span>riar um volume somente leitura para o container:<text:span text:style-name="T12"> </text:span><text:span text:style-name="T45">docker run &lt;nome_volume&gt;:/</text:span><text:span text:style-name="T46">path:r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09:40:30.856995929</meta:creation-date>
    <dc:date>2022-12-07T16:48:23.066562649</dc:date>
    <meta:editing-duration>PT5H37M25S</meta:editing-duration>
    <meta:editing-cycles>114</meta:editing-cycles>
    <meta:generator>LibreOffice/7.0.4.2$Linux_X86_64 LibreOffice_project/00$Build-2</meta:generator>
    <meta:document-statistic meta:table-count="0" meta:image-count="0" meta:object-count="0" meta:page-count="1" meta:paragraph-count="31" meta:word-count="256" meta:character-count="1858" meta:non-whitespace-character-count="1633"/>
  </office:meta>
</office:document-meta>
</file>